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3573"/>
    </style:style>
    <style:style style:name="P2" style:family="paragraph" style:parent-style-name="Standard">
      <style:text-properties officeooo:rsid="00173573" officeooo:paragraph-rsid="00173573"/>
    </style:style>
    <style:style style:name="P3" style:family="paragraph" style:parent-style-name="Standard">
      <style:text-properties officeooo:paragraph-rsid="00173573"/>
    </style:style>
    <style:style style:name="T1" style:family="text">
      <style:text-properties fo:font-variant="normal" fo:text-transform="none" style:font-name="Roboto" fo:font-size="12pt" fo:letter-spacing="normal" fo:font-style="normal" style:text-underline-style="solid" style:text-underline-width="auto" style:text-underline-color="font-color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S Robotic Authors</text:p>
      <text:p text:style-name="P1"/>
      <text:p text:style-name="P1"/>
      <text:p text:style-name="P1"><text:a xlink:type="simple" xlink:href="https://www.youtube.com/@ArticulatedRobotics" text:style-name="Internet_20_link" text:visited-style-name="Visited_20_Internet_20_Link"><text:span text:style-name="T1">Articulated Robotics</text:span></text:a></text:p>
      <text:p text:style-name="P1"><text:a xlink:type="simple" xlink:href="https://www.youtube.com/watch?v=bswFPyJc4JY" text:style-name="Internet_20_link" text:visited-style-name="Visited_20_Internet_20_Link">https://www.youtube.com/watch?v=bswFPyJc4JY</text:a></text:p>
      <text:p text:style-name="P1"><text:a xlink:type="simple" xlink:href="https://www.patreon.com/bePatron?u=55656343" text:style-name="Internet_20_link" text:visited-style-name="Visited_20_Internet_20_Link">https://www.patreon.com/bePatron?u=55656343</text:a></text:p>
      <text:p text:style-name="P1"/>
      <text:p text:style-name="P1">James Bruton</text:p>
      <text:p text:style-name="P1"><text:a xlink:type="simple" xlink:href="https://www.youtube.com/watch?v=dEPvZZ4luV4" text:style-name="Internet_20_link" text:visited-style-name="Visited_20_Internet_20_Link">https://www.youtube.com/watch?v=dEPvZZ4luV4</text:a></text:p>
      <text:p text:style-name="P1"/>
      <text:p text:style-name="P1">Navigation simulating | Movebase : Navigation Framework for ROS | Costmap | Planner | Part 5</text:p>
      <text:p text:style-name="P1"><text:a xlink:type="simple" xlink:href="https://www.youtube.com/watch?v=B-7-xK-_rYw" text:style-name="Internet_20_link" text:visited-style-name="Visited_20_Internet_20_Link">https://www.youtube.com/watch?v=B-7-xK-_rYw</text:a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2T16:23:48.499596367</meta:creation-date>
    <dc:date>2022-11-23T17:32:12.922597820</dc:date>
    <meta:editing-duration>PT1H39M2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27" meta:character-count="315" meta:non-whitespace-character-count="296"/>
  </office:meta>
</office:document-meta>
</file>